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73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7693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6.2161in"/>
    </style:style>
    <style:style style:name="co8" style:family="table-column">
      <style:table-column-properties fo:break-before="auto" style:column-width="7.1008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5.320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6" table:default-cell-style-name="ce3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5" table:number-columns-repeated="4" table:default-cell-style-name="ce10"/>
        <table:table-column table:style-name="co11" table:default-cell-style-name="ce10"/>
        <table:table-column table:style-name="co5" table:number-columns-repeated="1011" table:default-cell-style-name="Default"/>
        <table:table-row table:style-name="ro3">
          <table:table-cell table:style-name="ce1" office:value-type="string">
            <text:p>Update</text:p>
          </table:table-cell>
          <table:table-cell table:style-name="ce1" office:value-type="string">
            <text:p>Name</text:p>
          </table:table-cell>
          <table:table-cell office:value-type="string">
            <text:p>Type</text:p>
          </table:table-cell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6"/>
          <table:table-cell table:style-name="ce1" office:value-type="string">
            <text:p>Undetermined</text:p>
          </table:table-cell>
          <table:table-cell table:style-name="ce11" table:number-columns-repeated="1011"/>
        </table:table-row>
        <table:table-row table:style-name="ro3">
          <table:table-cell table:style-name="ce2" office:value-type="float" office:value="0.1">
            <text:p>0.1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Gender “he/she”</text:p>
          </table:table-cell>
          <table:table-cell table:number-columns-repeated="1011"/>
        </table:table-row>
        <table:table-row table:style-name="ro3">
          <table:table-cell table:style-name="ce2" office:value-type="float" office:value="0.2">
            <text:p>0.2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8"/>
          <table:table-cell office:value-type="string">
            <text:p>ASCII art for chapters</text:p>
          </table:table-cell>
          <table:table-cell table:number-columns-repeated="1011"/>
        </table:table-row>
        <table:table-row table:style-name="ro3">
          <table:table-cell table:style-name="ce2" office:value-type="float" office:value="0.3">
            <text:p>0.3</text:p>
          </table:table-cell>
          <table:table-cell office:value-type="string">
            <text:p>The Story Update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Dennis the Decimator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Axe and Dagger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+ Rusty and Fine</text:p>
          </table:table-cell>
          <table:table-cell office:value-type="string">
            <text:p>DONE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Randomized Flavor Text</text:p>
          </table:table-cell>
          <table:table-cell/>
          <table:table-cell office:value-type="string">
            <text:p>create dictionaries for healing text, attack text, death text</text:p>
          </table:table-cell>
          <table:table-cell table:number-columns-repeated="1018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Current Weapon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Story Introduction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4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ombat Function Template</text:p>
          </table:table-cell>
          <table:table-cell office:value-type="string">
            <text:p>create a template that can be used for each enemy and then changed based on specific enemy, will make editing individual enemies easy and less sloppy than changing one at a time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Categorized Text Color</text:p>
          </table:table-cell>
          <table:table-cell office:value-type="string">
            <text:p>DONE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Max Health</text:p>
          </table:table-cell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style-name="ce2"/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2" office:value-type="float" office:value="0.4">
            <text:p>0.4</text:p>
          </table:table-cell>
          <table:table-cell office:value-type="string">
            <text:p>The Items Update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Items</text:p>
          </table:table-cell>
          <table:table-cell office:value-type="string">
            <text:p>THIS IS A MASSIVE PAIN IN THE ASS</text:p>
          </table:table-cell>
          <table:table-cell office:value-type="string">
            <text:p>limited inventory? Weapons held?, max amount of items held per item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Ranged Weapons</text:p>
          </table:table-cell>
          <table:table-cell table:number-columns-repeated="2"/>
          <table:table-cell office:value-type="string">
            <text:p>LEGENDARY</text:p>
          </table:table-cell>
          <table:table-cell office:value-type="string">
            <text:p>Yellow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Ammunition</text:p>
          </table:table-cell>
          <table:table-cell table:number-columns-repeated="2"/>
          <table:table-cell office:value-type="string">
            <text:p>ENEMIES</text:p>
          </table:table-cell>
          <table:table-cell office:value-type="string">
            <text:p>Red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Weapons</text:p>
          </table:table-cell>
          <table:table-cell table:number-columns-repeated="2"/>
          <table:table-cell office:value-type="string">
            <text:p>ITEMS</text:p>
          </table:table-cell>
          <table:table-cell office:value-type="string">
            <text:p>Blue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Unique Items</text:p>
          </table:table-cell>
          <table:table-cell table:number-columns-repeated="2"/>
          <table:table-cell office:value-type="string">
            <text:p>WEAPONS</text:p>
          </table:table-cell>
          <table:table-cell office:value-type="string">
            <text:p>Cyan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Combat Update</text:p>
          </table:table-cell>
          <table:table-cell office:value-type="string">
            <text:p>Thrown Weapons</text:p>
          </table:table-cell>
          <table:table-cell/>
          <table:table-cell office:value-type="string">
            <text:p>eventually involve dexterity, start with throwing daggers</text:p>
          </table:table-cell>
          <table:table-cell office:value-type="string">
            <text:p>COMPANIONS</text:p>
          </table:table-cell>
          <table:table-cell office:value-type="string">
            <text:p>Magenta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hopping</text:p>
          </table:table-cell>
          <table:table-cell/>
          <table:table-cell office:value-type="string">
            <text:p>shop mechanic / currency, reputation system with sellers that determines rate that they sell items for</text:p>
          </table:table-cell>
          <table:table-cell office:value-type="string">
            <text:p>MONEY</text:p>
          </table:table-cell>
          <table:table-cell office:value-type="string">
            <text:p>Green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Dialogue</text:p>
          </table:table-cell>
          <table:table-cell office:value-type="string">
            <text:p>list dialogue options?</text:p>
          </table:table-cell>
          <table:table-cell/>
          <table:table-cell office:value-type="string">
            <text:p>Locations</text:p>
          </table:table-cell>
          <table:table-cell office:value-type="string">
            <text:p>White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 table:number-columns-repeated="5"/>
          <table:table-cell office:value-type="string">
            <text:p>Bosses</text:p>
          </table:table-cell>
          <table:table-cell office:value-type="string">
            <text:p>Orange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The Magic Update</text:p>
          </table:table-cell>
          <table:table-cell table:number-columns-repeated="4"/>
          <table:table-cell office:value-type="string">
            <text:p>Hero Name</text:p>
          </table:table-cell>
          <table:table-cell office:value-type="string">
            <text:p>Dark Grey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Magic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table:style-name="ce8" office:value-type="string">
            <text:p>New Feature</text:p>
          </table:table-cell>
          <table:table-cell office:value-type="string">
            <text:p>Mana System</text:p>
          </table:table-cell>
          <table:table-cell table:number-columns-repeated="2"/>
          <table:table-cell table:style-name="Default" office:value-type="string">
            <text:p>Translated Text</text:p>
          </table:table-cell>
          <table:table-cell table:style-name="Default" office:value-type="string">
            <text:p>?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Weapon Update</text:p>
          </table:table-cell>
          <table:table-cell office:value-type="string">
            <text:p>Weapon Damage Type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Item Update</text:p>
          </table:table-cell>
          <table:table-cell office:value-type="string">
            <text:p>Mana Potion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4">
          <table:table-cell table:style-name="ce2" office:value-type="float" office:value="0.6">
            <text:p>0.6</text:p>
          </table:table-cell>
          <table:table-cell office:value-type="string">
            <text:p>The Status Effects Update</text:p>
          </table:table-cell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tatus Effects</text:p>
          </table:table-cell>
          <table:table-cell table:number-columns-repeated="2"/>
          <table:table-cell table:style-name="Default" office:value-type="string">
            <text:p>Language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Weapons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Weaknesses</text:p>
          </table:table-cell>
          <table:table-cell table:number-columns-repeated="2"/>
          <table:table-cell table:style-name="Default" office:value-type="string">
            <text:p>Standar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 office:value-type="float" office:value="0.7">
            <text:p>0.7</text:p>
          </table:table-cell>
          <table:table-cell office:value-type="string">
            <text:p>The Class Update</text:p>
          </table:table-cell>
          <table:table-cell table:number-columns-repeated="4"/>
          <table:table-cell table:style-name="Default" office:value-type="string">
            <text:p>Common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Classes</text:p>
          </table:table-cell>
          <table:table-cell table:number-columns-repeated="2"/>
          <table:table-cell table:style-name="Default" office:value-type="string">
            <text:p>Dwarvish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Languages</text:p>
          </table:table-cell>
          <table:table-cell office:value-type="string">
            <text:p>languages known as part of dictionary, add entry to dictionary when new language is learned, race determines extra languages, create auxillary list to reference against</text:p>
          </table:table-cell>
          <table:table-cell/>
          <table:table-cell table:style-name="Default" office:value-type="string">
            <text:p>Elvis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Legendary Item</text:p>
          </table:table-cell>
          <table:table-cell office:value-type="string">
            <text:p>Decoder</text:p>
          </table:table-cell>
          <table:table-cell office:value-type="string">
            <text:p>as long as item is equipped, player knows all languages in game</text:p>
          </table:table-cell>
          <table:table-cell/>
          <table:table-cell table:style-name="Default" office:value-type="string">
            <text:p>Giant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 office:value-type="float" office:value="0.8">
            <text:p>0.8</text:p>
          </table:table-cell>
          <table:table-cell office:value-type="string">
            <text:p>The Race Update</text:p>
          </table:table-cell>
          <table:table-cell table:number-columns-repeated="4"/>
          <table:table-cell table:style-name="Default" office:value-type="string">
            <text:p>Gnomish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Races</text:p>
          </table:table-cell>
          <table:table-cell office:value-type="string">
            <text:p>languages known = add language to player.languages list, include option for player to see known languages</text:p>
          </table:table-cell>
          <table:table-cell/>
          <table:table-cell table:style-name="Default" office:value-type="string">
            <text:p>Goblin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Special Attacks</text:p>
          </table:table-cell>
          <table:table-cell table:number-columns-repeated="2"/>
          <table:table-cell table:style-name="Default" office:value-type="string">
            <text:p>Halflin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Enemy Update</text:p>
          </table:table-cell>
          <table:table-cell office:value-type="string">
            <text:p>Ultimate Attacks</text:p>
          </table:table-cell>
          <table:table-cell table:number-columns-repeated="2"/>
          <table:table-cell table:style-name="Default" office:value-type="string">
            <text:p>Orc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2"/>
          <table:table-cell/>
          <table:table-cell office:value-type="string">
            <text:p>Player Update</text:p>
          </table:table-cell>
          <table:table-cell office:value-type="string">
            <text:p>Ultimate Attacks / Limit Breaks</text:p>
          </table:table-cell>
          <table:table-cell office:value-type="string">
            <text:p>Have round-based counter or number based counter that will activated whenever enough points are gathered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ce2" office:value-type="float" office:value="0.9">
            <text:p>0.9</text:p>
          </table:table-cell>
          <table:table-cell office:value-type="string">
            <text:p>The Skills Update</text:p>
          </table:table-cell>
          <table:table-cell table:number-columns-repeated="4"/>
          <table:table-cell table:style-name="Default" office:value-type="string">
            <text:p>Exotic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Skill System</text:p>
          </table:table-cell>
          <table:table-cell table:number-columns-repeated="2"/>
          <table:table-cell table:style-name="Default" office:value-type="string">
            <text:p>Abyss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Story Update</text:p>
          </table:table-cell>
          <table:table-cell office:value-type="string">
            <text:p>Decisions Affect Skills</text:p>
          </table:table-cell>
          <table:table-cell table:number-columns-repeated="2"/>
          <table:table-cell table:style-name="Default" office:value-type="string">
            <text:p>Celesti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office:value-type="string">
            <text:p>The Companions Update</text:p>
          </table:table-cell>
          <table:table-cell office:value-type="string">
            <text:p>New Feature</text:p>
          </table:table-cell>
          <table:table-cell office:value-type="string">
            <text:p>Companions</text:p>
          </table:table-cell>
          <table:table-cell office:value-type="string">
            <text:p>Controllable?</text:p>
          </table:table-cell>
          <table:table-cell/>
          <table:table-cell table:style-name="Default" office:value-type="string">
            <text:p>Deep Speech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/>
          <table:table-cell/>
          <table:table-cell office:value-type="string">
            <text:p>New Feature</text:p>
          </table:table-cell>
          <table:table-cell office:value-type="string">
            <text:p>Experience Points / Levels</text:p>
          </table:table-cell>
          <table:table-cell table:number-columns-repeated="2"/>
          <table:table-cell table:style-name="Default" office:value-type="string">
            <text:p>Draconic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" office:value-type="float" office:value="1.1">
            <text:p>1.1</text:p>
          </table:table-cell>
          <table:table-cell office:value-type="string">
            <text:p>The Dual Wield Update</text:p>
          </table:table-cell>
          <table:table-cell office:value-type="string">
            <text:p>New Feature</text:p>
          </table:table-cell>
          <table:table-cell office:value-type="string">
            <text:p>Holding Two Weapons</text:p>
          </table:table-cell>
          <table:table-cell office:value-type="string">
            <text:p>Also consider sword and shield</text:p>
          </table:table-cell>
          <table:table-cell/>
          <table:table-cell table:style-name="Default" office:value-type="string">
            <text:p>Infernal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style-name="ce2" office:value-type="float" office:value="1.2">
            <text:p>1.2</text:p>
          </table:table-cell>
          <table:table-cell office:value-type="string">
            <text:p>The Vampire / Werewolf Update</text:p>
          </table:table-cell>
          <table:table-cell office:value-type="string">
            <text:p>New Feature</text:p>
          </table:table-cell>
          <table:table-cell office:value-type="string">
            <text:p>Vampirism / Lycanism</text:p>
          </table:table-cell>
          <table:table-cell table:number-columns-repeated="2"/>
          <table:table-cell table:style-name="Default" office:value-type="string">
            <text:p>Primordial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Default" office:value-type="string">
            <text:p>Sylvan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Default" office:value-type="string">
            <text:p>Undercommon</text:p>
          </table:table-cell>
          <table:table-cell table:style-name="Default" table:number-columns-repeated="2"/>
          <table:table-cell table:number-columns-repeated="1015"/>
        </table:table-row>
        <table:table-row table:style-name="ro2" table:number-rows-repeated="7">
          <table:table-cell table:style-name="ce2"/>
          <table:table-cell table:number-columns-repeated="5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 table:number-columns-repeated="2"/>
          <table:table-cell table:number-columns-repeated="4"/>
          <table:table-cell table:style-name="Default" table:number-columns-repeated="3"/>
          <table:table-cell table:number-columns-repeated="1015"/>
        </table:table-row>
        <table:table-row table:style-name="ro2" table:number-rows-repeated="3">
          <table:table-cell table:style-name="ce2"/>
          <table:table-cell table:style-name="Default" table:number-columns-repeated="4"/>
          <table:table-cell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table:number-columns-repeated="2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 table:number-rows-repeated="4">
          <table:table-cell table:style-name="ce2"/>
          <table:table-cell table:style-name="Default"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 table:style-name="ce2"/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5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6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3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21">
          <table:table-cell table:style-name="ce2"/>
          <table:table-cell table:number-columns-repeated="1023"/>
        </table:table-row>
        <table:table-row table:style-name="ro2" table:number-rows-repeated="2">
          <table:table-cell table:style-name="ce3"/>
          <table:table-cell table:number-columns-repeated="1023"/>
        </table:table-row>
        <table:table-row table:style-name="ro2">
          <table:table-cell table:style-name="ce4"/>
          <table:table-cell table:style-name="ce6"/>
          <table:table-cell table:style-name="ce9"/>
          <table:table-cell table:number-columns-repeated="1021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2">08/12/2020</text:date>, <text:time>19:2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t Castilaw</meta:initial-creator>
    <meta:creation-date>2020-07-22T19:44:59.65</meta:creation-date>
    <dc:date>2020-08-12T19:27:03.59</dc:date>
    <dc:creator>Brandt Castilaw</dc:creator>
    <meta:editing-duration>PT14H9M33S</meta:editing-duration>
    <meta:editing-cycles>41</meta:editing-cycles>
    <meta:generator>OpenOffice/4.1.7$Win32 OpenOffice.org_project/417m1$Build-9800</meta:generator>
    <meta:document-statistic meta:table-count="3" meta:cell-count="166" meta:object-count="0"/>
  </office:meta>
</office:document-meta>
</file>